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239e4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c000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ellipse draw:style-name="gr3" draw:id="shape3" draw:name="path307" draw:layer="" svg:width="371.15947200000pt" svg:height="371.15947200000pt" draw:transform="matrix(0.17587023000 0.00000000000 0.00000000000 0.17587023000 33.31189704955pt 17.58675320607pt)" draw:kind="full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13</dc:date>
    <meta:creation-date>2011-05-22T06:11:04</meta:creation-date>
    <dc:creator>Yue Liu</dc:creator>
  </office:meta>
</office:document-meta>
</file>